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3af97" officeooo:paragraph-rsid="0003af97"/>
    </style:style>
    <style:style style:name="P2" style:family="paragraph" style:parent-style-name="Text_20_body">
      <style:text-properties fo:language="de" fo:country="DE" officeooo:rsid="00046b31" officeooo:paragraph-rsid="00046b31"/>
    </style:style>
    <style:style style:name="P3" style:family="paragraph" style:parent-style-name="Text_20_body">
      <style:text-properties fo:language="de" fo:country="DE" fo:font-weight="bold" officeooo:rsid="00046b31" officeooo:paragraph-rsid="00046b31" style:font-weight-asian="bold" style:font-weight-complex="bold"/>
    </style:style>
    <style:style style:name="P4" style:family="paragraph" style:parent-style-name="Text_20_body">
      <style:text-properties fo:font-size="11pt" fo:language="de" fo:country="DE" officeooo:rsid="0003af97" officeooo:paragraph-rsid="0003af97" style:font-size-asian="11pt" style:font-size-complex="11pt"/>
    </style:style>
    <style:style style:name="P5" style:family="paragraph" style:parent-style-name="Text_20_body">
      <style:text-properties fo:font-size="11pt" fo:language="de" fo:country="DE" officeooo:rsid="0003af97" officeooo:paragraph-rsid="000f3805" style:font-size-asian="11pt" style:font-size-complex="11pt"/>
    </style:style>
    <style:style style:name="P6" style:family="paragraph" style:parent-style-name="Text_20_body">
      <style:text-properties fo:font-size="11pt" fo:language="de" fo:country="DE" officeooo:rsid="000f6c65" officeooo:paragraph-rsid="000f6c65" style:font-size-asian="11pt" style:font-size-complex="11pt"/>
    </style:style>
    <style:style style:name="P7" style:family="paragraph" style:parent-style-name="Text_20_body">
      <style:text-properties fo:font-size="11pt" fo:language="de" fo:country="DE" officeooo:rsid="00046b31" officeooo:paragraph-rsid="00046b31" style:font-size-asian="11pt" style:font-size-complex="11pt"/>
    </style:style>
    <style:style style:name="P8" style:family="paragraph" style:parent-style-name="Text_20_body">
      <style:text-properties fo:font-size="11pt" fo:language="de" fo:country="DE" officeooo:rsid="00046b31" officeooo:paragraph-rsid="001101f2" style:font-size-asian="11pt" style:font-size-complex="11pt"/>
    </style:style>
    <style:style style:name="P9" style:family="paragraph" style:parent-style-name="Text_20_body">
      <style:text-properties fo:font-size="11pt" fo:language="de" fo:country="DE" officeooo:rsid="001101f2" officeooo:paragraph-rsid="001101f2" style:font-size-asian="11pt" style:font-size-complex="11pt"/>
    </style:style>
    <style:style style:name="P10" style:family="paragraph" style:parent-style-name="Text_20_body">
      <style:text-properties fo:font-size="11pt" fo:language="de" fo:country="DE" officeooo:rsid="0009c938" officeooo:paragraph-rsid="0009c938" style:font-size-asian="11pt" style:font-size-complex="11pt"/>
    </style:style>
    <style:style style:name="P11" style:family="paragraph" style:parent-style-name="Text_20_body">
      <style:text-properties fo:font-size="11pt" fo:language="de" fo:country="DE" officeooo:rsid="000ce392" officeooo:paragraph-rsid="000ce392" style:font-size-asian="11pt" style:font-size-complex="11pt"/>
    </style:style>
    <style:style style:name="P12" style:family="paragraph" style:parent-style-name="Text_20_body">
      <style:text-properties fo:font-size="11pt" fo:language="de" fo:country="DE" officeooo:rsid="000b693e" officeooo:paragraph-rsid="000f3805" style:font-size-asian="11pt" style:font-size-complex="11pt"/>
    </style:style>
    <style:style style:name="P13" style:family="paragraph" style:parent-style-name="Text_20_body">
      <style:text-properties fo:font-size="11pt" fo:language="de" fo:country="DE" officeooo:rsid="0003af97" officeooo:paragraph-rsid="0019e1c7" style:font-size-asian="11pt" style:font-size-complex="11pt"/>
    </style:style>
    <style:style style:name="P14" style:family="paragraph" style:parent-style-name="Title">
      <style:text-properties fo:font-size="26pt" fo:language="de" fo:country="DE" officeooo:rsid="0003af97" officeooo:paragraph-rsid="0003af97" style:font-size-asian="26pt" style:font-size-complex="26pt"/>
    </style:style>
    <style:style style:name="P15" style:family="paragraph" style:parent-style-name="Footer">
      <style:text-properties fo:language="de" fo:country="DE" officeooo:rsid="001560ce" officeooo:paragraph-rsid="001560ce"/>
    </style:style>
    <style:style style:name="P16" style:family="paragraph" style:parent-style-name="Footer">
      <style:text-properties fo:language="de" fo:country="DE" officeooo:rsid="0019e1c7" officeooo:paragraph-rsid="0019e1c7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60ce"/>
    </style:style>
    <style:style style:name="T3" style:family="text">
      <style:text-properties style:text-position="super 58%" officeooo:rsid="0019e1c7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9e1c7"/>
    </style:style>
    <style:style style:name="T6" style:family="text">
      <style:text-properties officeooo:rsid="0004ac23"/>
    </style:style>
    <style:style style:name="T7" style:family="text">
      <style:text-properties officeooo:rsid="00084412"/>
    </style:style>
    <style:style style:name="T8" style:family="text">
      <style:text-properties officeooo:rsid="000903f5"/>
    </style:style>
    <style:style style:name="T9" style:family="text">
      <style:text-properties officeooo:rsid="0009c938"/>
    </style:style>
    <style:style style:name="T10" style:family="text">
      <style:text-properties officeooo:rsid="000c3dbd"/>
    </style:style>
    <style:style style:name="T11" style:family="text">
      <style:text-properties officeooo:rsid="000ea9d4"/>
    </style:style>
    <style:style style:name="T12" style:family="text">
      <style:text-properties officeooo:rsid="000f6c65"/>
    </style:style>
    <style:style style:name="T13" style:family="text">
      <style:text-properties officeooo:rsid="0011d04e"/>
    </style:style>
    <style:style style:name="T14" style:family="text">
      <style:text-properties officeooo:rsid="00181997"/>
    </style:style>
    <style:style style:name="T15" style:family="text">
      <style:text-properties officeooo:rsid="0019e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SCB140 DB&amp;DK Übung<text:span text:style-name="T14">1</text:span></text:p>
      <text:p text:style-name="P1"/>
      <text:p text:style-name="P4">Schlüsselkarte</text:p>
      <text:p text:style-name="P12"><text:tab/>Da Schlüsselkarten, durch vorzeitige Rückreise, vor Ende des gebuchten Aufenthalts <text:tab/>zurückgegeben werden kann speichern wir Aus- und Rückgabedatum unter <text:tab/>SCHLÜSSELKARTE. Auf diese Weise können wir auch allen Schlüsselkarten ein Aus- und <text:tab/>Rückgabedatum zuweisen, unabhängig <text:span text:style-name="T15">davon </text:span>ob es sich um eine Gast- oder <text:tab/>Servicekraft<text:span text:style-name="T15">schlüsselkarte</text:span> handelt.</text:p>
      <text:p text:style-name="P5"><text:span text:style-name="T12">Berchtigung Schlüsselkarte</text:span><text:span text:style-name="T2">1</text:span><text:tab/></text:p>
      <text:p text:style-name="P5"><text:tab/>Schlüsselkarten haben Zugangsberechtigungen, die wir unter dem eigenen Entitytyp <text:tab/><text:span text:style-name="T11">BERECHTIGUNG</text:span> einspeichern. <text:span text:style-name="T7">Das machen wir </text:span>da jede Karte eine <text:span text:style-name="T11">besetimmte <text:tab/>Berechtigung</text:span> hat, aber auch mehrere Karten d<text:span text:style-name="T11">ie gleiche Berechtigung</text:span> haben können(BSP<text:span text:style-name="T4">. <text:tab/>Gast</text:span>) <text:span text:style-name="T7">und wir so Redundanz vermeiden. Wir weisen den einzelnen Entities vo</text:span><text:span text:style-name="T11">m </text:span><text:span text:style-name="T7">Entitytyp <text:tab/>Nummern zu und können so neue Entities</text:span><text:span text:style-name="T15">(Berechtigungen) hinzufügen und </text:span><text:span text:style-name="T7">Änderungen schnell <text:tab/></text:span><text:span text:style-name="T15">durchführen.</text:span></text:p>
      <text:p text:style-name="P13"><text:tab/><text:span text:style-name="T6">Um zu vermeiden, dass </text:span><text:span text:style-name="T9">z.B. </text:span><text:span text:style-name="T6">Gäste von einem Hotel, Zimmer in einem anderen Hotel öffnen <text:tab/>können, </text:span><text:span text:style-name="T15">ordnen</text:span><text:span text:style-name="T6"> wir SCHLÜSSELKARTE, HOTEL </text:span><text:span text:style-name="T15">zu.</text:span></text:p>
      <text:p text:style-name="P6">Status Gast<text:span text:style-name="T2">1</text:span></text:p>
      <text:p text:style-name="P6"><text:tab/>Wir erstellen den Entitytyp <text:span text:style-name="T13">STATUS aus den gleichen Gründen wie bei BERECHTIGUNG.</text:span></text:p>
      <text:p text:style-name="P7">Buchung</text:p>
      <text:p text:style-name="P7"><text:tab/><text:span text:style-name="T10">Da jede Buchung maximal 3 Schlüsselkarten haben kann, haben wir uns für die Kardinalität <text:tab/>(1,3) von BUCHUNG zu SCHLÜSSELKARTE entschieden. Dabei limitiert man aber den <text:tab/>Gast, da er mehr als 3 Zimmer buchen kann und, wenn er mit Begleitung reist, muss </text:span><text:span text:style-name="T12">immer <text:tab/></text:span><text:span text:style-name="T10">einer der Gäste die Tür für die Mitreisenden öffnen. Eine Kardinalität von (1,n) würde hier <text:tab/>mehr Sinn ergeben.</text:span></text:p>
      <text:p text:style-name="P9">Buchungsart Buchung<text:span text:style-name="T2">1</text:span></text:p>
      <text:p text:style-name="P8"><text:tab/><text:span text:style-name="T8">Für <text:s/>die BUCHUNGSART erstellen wir eine neuen Entitytyp aus den gleichen Gründen wie b</text:span><text:span text:style-name="T12">ei <text:tab/>BERECHTIGUNG</text:span><text:span text:style-name="T8">.</text:span></text:p>
      <text:p text:style-name="P10">Rechnungsadresse</text:p>
      <text:p text:style-name="P10"><text:tab/>Wir speichern RECHNUNGSADRESSE als eigenen Entitytypen um mehrere Rechnungsadressen <text:tab/>pro Gast hinterlgen zu können.</text:p>
      <text:p text:style-name="P11">Servicekräfte</text:p>
      <text:p text:style-name="P11"><text:tab/>Die Zugangsbeschränkung der <text:span text:style-name="T12">SERVICEKRAFT</text:span> wird über d<text:span text:style-name="T12">ie Berechtigung</text:span> der <text:tab/>Schlüsselkarte geregelt.</text:p>
      <text:p text:style-name="P2"><text:soft-page-break/><text:tab/></text:p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de" fo:country="DE" officeooo:rsid="001560ce" officeooo:paragraph-rsid="001560ce"/>
    </style:style>
    <style:style style:name="MP2" style:family="paragraph" style:parent-style-name="Footer">
      <style:text-properties fo:language="de" fo:country="DE" officeooo:rsid="0019e1c7" officeooo:paragraph-rsid="0019e1c7"/>
    </style:style>
    <style:style style:name="MT1" style:family="text">
      <style:text-properties style:text-position="0% 100%" officeooo:rsid="0019e1c7"/>
    </style:style>
    <style:style style:name="MT2" style:family="text">
      <style:text-properties officeooo:rsid="0018199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1. </text:span>In diesen Abschnitten haben wir aus Attributen eigenständige Entitätstypen gemacht um sie skalieren zu können und sie, aus Hotel-Sicht, im nachhinein <text:span text:style-name="MT2">noch ohne viel Aufwand</text:span> bearbeiten zu können.</text:p>
        <text:p text:style-name="MP2">Anmerkung: Entitytypen haben wir in Großbuchstaben geschrieben um das Verständnis zu vereinfach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9:30:01.586169697</meta:creation-date>
    <dc:date>2022-10-25T16:35:09.410223480</dc:date>
    <meta:editing-duration>PT35M49S</meta:editing-duration>
    <meta:editing-cycles>10</meta:editing-cycles>
    <meta:generator>LibreOffice/7.3.6.2$Linux_X86_64 LibreOffice_project/30$Build-2</meta:generator>
    <meta:document-statistic meta:table-count="0" meta:image-count="0" meta:object-count="0" meta:page-count="2" meta:paragraph-count="20" meta:word-count="286" meta:character-count="2107" meta:non-whitespace-character-count="1810"/>
  </office:meta>
</office:document-meta>
</file>